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erContext.warning( String message , @ Nullable Object source , @ Nullable ParseState pars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Context.fatal( String message , @ Nullable Object source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Context.error( String message , @ Nullable Object source , @ Nullable ParseState parseState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derContext.fireComponentRegistered( ComponentDefinition component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Context.error( String message ,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Context.fatal( String message , @ Nullable Object source , @ Nullable ParseState parseState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derContext.fatal( String message , @ Nullable Object source , @ Nullable ParseState pars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Context.fireAliasRegistered( String beanName , String alias ,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Context.fireImportProcessed( String importedResource ,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Context.extractSource( Object sourceCand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Context.warning( String message ,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Context.ReaderContext( Resource resource , ProblemReporter problemReporter , ReaderEventListener eventListener , SourceExtractor sourceExtr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derContext.fireImportProcessed( String importedResource , Resource [ ] actualResources ,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Context.fireDefaultsRegistered( DefaultsDefinition defaults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Context.warning( String message , @ Nullable Object source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Context.error( String message , @ Nullable Object source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Context.getSource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Context.warning( String message , @ Nullable Object source , @ Nullable ParseState parseState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derContext.error( String message , @ Nullable Object source , @ Nullable ParseState pars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Context.fatal( String message ,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Context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